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line-height="115%"/>
      <style:text-properties style:font-name="Times" fo:font-size="15.0pt"/>
    </style:style>
    <style:style style:name="P2" style:family="paragraph" style:parent-style-name="Standard">
      <style:paragraph-properties fo:line-height="115%"/>
      <style:text-properties style:font-name="Times" fo:font-size="12.0pt"/>
    </style:style>
    <style:style style:name="P3" style:family="paragraph" style:parent-style-name="Standard">
      <style:text-properties style:font-name="Times" fo:font-size="12.0pt"/>
    </style:style>
    <style:style style:name="P4" style:family="paragraph" style:parent-style-name="Standard">
      <style:paragraph-properties fo:line-height="115%"/>
      <style:text-properties style:font-name="Times" fo:font-size="10.0pt"/>
    </style:style>
    <style:style style:name="T1" style:family="text">
      <style:text-properties fo:font-weight="bold" fo:font-weight-asian="bold" fo:font-weight-complex="bold" style:text-underline-style="solid"/>
    </style:style>
    <style:style style:name="T2" style:family="text">
      <style:text-properties fo:font-style="italic" fo:font-style-asian="italic" fo:font-style-complex="italic"/>
    </style:style>
    <style:style style:name="T3" style:family="text">
      <style:text-properties fo:font-weight="bold" fo:font-weight-asian="bold" fo:font-weight-complex="bold"/>
    </style:style>
    <style:style style:name="T4" style:family="text">
      <style:text-properties style:text-position="super 100%"/>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ext:p text:style-name="P1"><text:span text:style-name="T1">Part 1: Make and pool libraries</text:span></text:p>
      <text:p text:style-name="P2"><text:span text:style-name="T2">Notes: Any time you take out frozen DNA to use, let it thaw on ice, then turn it upside-down 5-10 times <text:s/>&amp; flick a couple times with your finger to mix, then spin it down with a short centrifuge. Visually check it’s well mixed &amp; thawed.</text:span></text:p>
      <text:p text:style-name="P2"><text:span text:style-name="T2">Use filter tips to avoid contamination of your low concentration DNA samples, kits &amp; nanopure water.</text:span></text:p>
      <text:p text:style-name="P2"><text:span text:style-name="T2">All buffers, primers &amp; dNTPs should be thawed, mixed thoroughly with 5 sec of vortexing, and spun down right before pipetting.</text:span></text:p>
      <text:p text:style-name="P2"/>
      <text:p text:style-name="P2"><text:span text:style-name="T3">Measure &amp; dilute DNA</text:span></text:p>
      <text:p text:style-name="P2">1) Label a new set of 1.5 uL tubes for each sample: dilution A &amp; dilution B.</text:p>
      <text:p text:style-name="P2">2) Use Qubit BR to measure sample concentration. Normalize the DNA to 5-10 ng/uL (= “dilution A”). Use elution buffer (Qiagen buffer AE) for the dilutions.</text:p>
      <text:p text:style-name="P2">3) Use Qubit HS to measure the normalized DNA to achieve a final concentration of 0.25 - 0.5 ng/uL (= “dilution B”). Re-measure with Qubit to confirm final concentration.</text:p>
      <text:p text:style-name="P2"/>
      <text:p text:style-name="P2"><text:span text:style-name="T3">Tagmentation</text:span></text:p>
      <text:p text:style-name="P2"><text:span text:style-name="T2">Before you start, set out tagmentation buffer to thaw &amp; label two small tubes: TAG &amp; PCR</text:span></text:p>
      <text:p text:style-name="P2"/>
      <text:p text:style-name="P2">4) Pipet 2 uL of the diluted DNA from step 2 into a fresh plate. Organize your samples in a 7 x 9 grid.</text:p>
      <text:p text:style-name="P2"/>
      <text:p text:style-name="P2">5) Make a transposase mastermix. <text:span text:style-name="T2">Remember to vortex &amp; spin down buffer before using. Stir enzyme with pipet tip and coat inside of pipet before pipetting. Check that the enzyme dropped into the water column visually &amp; pipet in-and-out to get any remaining enzyme. Mix gently by stirring with the pipet tip; be sure to move it up and down and check visually as you mix.</text:span></text:p>
      <text:p text:style-name="P2"/>
      <text:p text:style-name="P2">TRANSPOSASE MASTERMIX</text:p>
      <table:table table:name="Table1"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3"/>
          </table:table-cell>
          <table:table-cell table:style-name="TableCell1">
            <text:p text:style-name="P3">1x</text:p>
          </table:table-cell>
          <table:table-cell table:style-name="TableCell1">
            <text:p text:style-name="P3">7x</text:p>
          </table:table-cell>
          <table:table-cell table:style-name="TableCell1">
            <text:p text:style-name="P3">72x</text:p>
          </table:table-cell>
          <table:table-cell table:style-name="TableCell1">
            <text:p text:style-name="P3">78x</text:p>
          </table:table-cell>
        </table:table-row>
        <table:table-row>
          <table:table-cell table:style-name="TableCell1">
            <text:p text:style-name="P3">Water</text:p>
          </table:table-cell>
          <table:table-cell table:style-name="TableCell1">
            <text:p text:style-name="P3">2.1</text:p>
          </table:table-cell>
          <table:table-cell table:style-name="TableCell1">
            <text:p text:style-name="P3">14.7</text:p>
          </table:table-cell>
          <table:table-cell table:style-name="TableCell1">
            <text:p text:style-name="P3">151.2</text:p>
          </table:table-cell>
          <table:table-cell table:style-name="TableCell1">
            <text:p text:style-name="P3">163.8</text:p>
          </table:table-cell>
        </table:table-row>
        <table:table-row>
          <table:table-cell table:style-name="TableCell1">
            <text:p text:style-name="P3">Nextera buffer (5X)</text:p>
          </table:table-cell>
          <table:table-cell table:style-name="TableCell1">
            <text:p text:style-name="P3">0.818</text:p>
          </table:table-cell>
          <table:table-cell table:style-name="TableCell1">
            <text:p text:style-name="P3">5.726</text:p>
          </table:table-cell>
          <table:table-cell table:style-name="TableCell1">
            <text:p text:style-name="P3">58.9</text:p>
          </table:table-cell>
          <table:table-cell table:style-name="TableCell1">
            <text:p text:style-name="P3">63.8</text:p>
          </table:table-cell>
        </table:table-row>
        <table:table-row>
          <table:table-cell table:style-name="TableCell1">
            <text:p text:style-name="P3">Nextera enzyme</text:p>
          </table:table-cell>
          <table:table-cell table:style-name="TableCell1">
            <text:p text:style-name="P3">0.0818</text:p>
          </table:table-cell>
          <table:table-cell table:style-name="TableCell1">
            <text:p text:style-name="P3">0.5726</text:p>
          </table:table-cell>
          <table:table-cell table:style-name="TableCell1">
            <text:p text:style-name="P3">5.89</text:p>
          </table:table-cell>
          <table:table-cell table:style-name="TableCell1">
            <text:p text:style-name="P3">6.38</text:p>
          </table:table-cell>
        </table:table-row>
        <table:table-row>
          <table:table-cell table:style-name="TableCell1">
            <text:p text:style-name="P3"><text:span text:style-name="T3">Total</text:span></text:p>
          </table:table-cell>
          <table:table-cell table:style-name="TableCell1">
            <text:p text:style-name="P3"><text:span text:style-name="T3">3.0</text:span></text:p>
          </table:table-cell>
          <table:table-cell table:style-name="TableCell1">
            <text:p text:style-name="P3"><text:span text:style-name="T3">21.0</text:span></text:p>
          </table:table-cell>
          <table:table-cell table:style-name="TableCell1">
            <text:p text:style-name="P3"><text:span text:style-name="T3">216</text:span></text:p>
          </table:table-cell>
          <table:table-cell table:style-name="TableCell1">
            <text:p text:style-name="P3"><text:span text:style-name="T3">234</text:span></text:p>
          </table:table-cell>
        </table:table-row>
      </table:table>
      <text:p text:style-name="P2"/>
      <text:p text:style-name="P2">6) Divide the master mix by pipetting 32 uL into 7 wells of an 8-well strip and pipet 3 uL of the master mix into each well column-wise using a multichannel pipet and filter tips. <text:span text:style-name="T2">Pipet up and down 5 times and stir 10 times to mix.</text:span></text:p>
      <text:p text:style-name="P2"/>
      <text:p text:style-name="P2">7) Seal your plate with Bio-Rad Microseal B, flash spin<text:span text:style-name="T2"><text:s/>at 21 degrees C </text:span>to make sure the liquid is all the way at the bottom of the wells, and incubate for 10 min at 55 degrees in the PCR machine:</text:p>
      <text:p text:style-name="P2">run: users &gt; Cheryl &gt; pb &gt; “nextera 55 hold”</text:p>
      <text:p text:style-name="P2"/>
      <text:p text:style-name="P2"><text:span text:style-name="T3">Barcoding &amp; PCR</text:span></text:p>
      <text:p text:style-name="P2"><text:span text:style-name="T2">Before you start, set out PCR buffer, dNTPs, P5 &amp; P7 oligos to thaw.</text:span></text:p>
      <text:p text:style-name="P2">8) Remove plates from incubator and let them slowly cool to room temp.</text:p>
      <text:p text:style-name="P2"/>
      <text:p text:style-name="P2">9) Add 5 uL of 1 uM P7 oligos to each sample individually using filter tips (unique barcode per sample!). <text:span text:style-name="T2">Make sure P7 oligos are thawed, vortexed, &amp; spun down. When adding P7 to sample, pipet up and down 5 times and stir 10 times to mix.</text:span></text:p>
      <text:p text:style-name="P2"/>
      <text:p text:style-name="P2">10) Make a PCR Mastermix, including P5 primer (I use P7 to uniquely index samples; P5 are all the same). <text:span text:style-name="T2">Make sure all buffers/oligos are thawed, vortexed &amp; spun down before use. PCR enzyme can be turned upside-down, gently flicked with your finger a few times, &amp; spun down. Again, watch as enzyme/oligos drop into mixture, stir with the pipet tip &amp; pipet in and out to retrieve any remaining enzyme/oligos before pushing to last stop.</text:span></text:p>
      <text:p text:style-name="P2"/>
      <text:p text:style-name="P2">PCR MASTERMIX</text:p>
      <table:table table:name="Table2"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3"/>
          </table:table-cell>
          <table:table-cell table:style-name="TableCell1">
            <text:p text:style-name="P3">1x</text:p>
          </table:table-cell>
          <table:table-cell table:style-name="TableCell1">
            <text:p text:style-name="P3">7x</text:p>
          </table:table-cell>
          <table:table-cell table:style-name="TableCell1">
            <text:p text:style-name="P3">72x</text:p>
          </table:table-cell>
          <table:table-cell table:style-name="TableCell1">
            <text:p text:style-name="P3">78x</text:p>
          </table:table-cell>
        </table:table-row>
        <table:table-row>
          <table:table-cell table:style-name="TableCell1">
            <text:p text:style-name="P3">Water</text:p>
          </table:table-cell>
          <table:table-cell table:style-name="TableCell1">
            <text:p text:style-name="P3">8.9 uL</text:p>
          </table:table-cell>
          <table:table-cell table:style-name="TableCell1">
            <text:p text:style-name="P3">62.3</text:p>
          </table:table-cell>
          <table:table-cell table:style-name="TableCell1">
            <text:p text:style-name="P3">640.8</text:p>
          </table:table-cell>
          <table:table-cell table:style-name="TableCell1">
            <text:p text:style-name="P3">694.2</text:p>
          </table:table-cell>
        </table:table-row>
        <table:table-row>
          <table:table-cell table:style-name="TableCell1">
            <text:p text:style-name="P2">Robust 2G GC Buffer (5X)</text:p>
          </table:table-cell>
          <table:table-cell table:style-name="TableCell1">
            <text:p text:style-name="P3">5 uL</text:p>
          </table:table-cell>
          <table:table-cell table:style-name="TableCell1">
            <text:p text:style-name="P3">35</text:p>
          </table:table-cell>
          <table:table-cell table:style-name="TableCell1">
            <text:p text:style-name="P3">360.0</text:p>
          </table:table-cell>
          <table:table-cell table:style-name="TableCell1">
            <text:p text:style-name="P3">390.0</text:p>
          </table:table-cell>
        </table:table-row>
        <table:table-row>
          <table:table-cell table:style-name="TableCell1">
            <text:p text:style-name="P2">10 mM dNTPs</text:p>
          </table:table-cell>
          <table:table-cell table:style-name="TableCell1">
            <text:p text:style-name="P3">0.5 uL</text:p>
          </table:table-cell>
          <table:table-cell table:style-name="TableCell1">
            <text:p text:style-name="P3">3.5</text:p>
          </table:table-cell>
          <table:table-cell table:style-name="TableCell1">
            <text:p text:style-name="P3">36.0</text:p>
          </table:table-cell>
          <table:table-cell table:style-name="TableCell1">
            <text:p text:style-name="P3">39.0</text:p>
          </table:table-cell>
        </table:table-row>
        <table:table-row>
          <table:table-cell table:style-name="TableCell1">
            <text:p text:style-name="P2">10 uM P5 oligo</text:p>
          </table:table-cell>
          <table:table-cell table:style-name="TableCell1">
            <text:p text:style-name="P3">0.49 uL</text:p>
          </table:table-cell>
          <table:table-cell table:style-name="TableCell1">
            <text:p text:style-name="P3">3.43</text:p>
          </table:table-cell>
          <table:table-cell table:style-name="TableCell1">
            <text:p text:style-name="P3">35.28</text:p>
          </table:table-cell>
          <table:table-cell table:style-name="TableCell1">
            <text:p text:style-name="P3">38.22</text:p>
          </table:table-cell>
        </table:table-row>
        <table:table-row>
          <table:table-cell table:style-name="TableCell1">
            <text:p text:style-name="P2">Robust 2G Enzyme</text:p>
          </table:table-cell>
          <table:table-cell table:style-name="TableCell1">
            <text:p text:style-name="P3">0.125</text:p>
          </table:table-cell>
          <table:table-cell table:style-name="TableCell1">
            <text:p text:style-name="P3">0.875</text:p>
          </table:table-cell>
          <table:table-cell table:style-name="TableCell1">
            <text:p text:style-name="P3">9.0</text:p>
          </table:table-cell>
          <table:table-cell table:style-name="TableCell1">
            <text:p text:style-name="P3">9.75</text:p>
          </table:table-cell>
        </table:table-row>
        <table:table-row>
          <table:table-cell table:style-name="TableCell1">
            <text:p text:style-name="P3"><text:span text:style-name="T3">Total</text:span></text:p>
          </table:table-cell>
          <table:table-cell table:style-name="TableCell1">
            <text:p text:style-name="P3"><text:span text:style-name="T3">15.02 uL</text:span></text:p>
          </table:table-cell>
          <table:table-cell table:style-name="TableCell1">
            <text:p text:style-name="P3"><text:span text:style-name="T3">105.11</text:span></text:p>
          </table:table-cell>
          <table:table-cell table:style-name="TableCell1">
            <text:p text:style-name="P3"><text:span text:style-name="T3">1081.08</text:span></text:p>
          </table:table-cell>
          <table:table-cell table:style-name="TableCell1">
            <text:p text:style-name="P3"><text:span text:style-name="T3">1171.17</text:span></text:p>
          </table:table-cell>
        </table:table-row>
      </table:table>
      <text:p text:style-name="P2"/>
      <text:p text:style-name="P2">11) Cap the PCR mastermix tube and gently mix by inverting it 5-10 times, flicking it a few times with your finger, and spinning it down in a centrifuge. <text:span text:style-name="T2">Check visually that there are no concentration gradients in your PCR mastermix.</text:span></text:p>
      <text:p text:style-name="P2"/>
      <text:p text:style-name="P2">12) Divide the PCR master mix by pipetting 150<text:span text:style-name="T3"><text:s/></text:span>uL into 7 wells of an 8-well strip. Then pipet 15 uL of PCR master mix column-wise into each of the wells using a multichannel pipet and filter tips. <text:span text:style-name="T2">Mix by pipetting up and down 5 times and stirring 10 times. </text:span>Seal with Bio-Rad Microseal B, flash spin <text:span text:style-name="T2">at 21 degrees C</text:span><text:s/>to make sure the liquid is all the way at the bottom of the wells, and run the following PCR program:</text:p>
      <text:p text:style-name="P2">72<text:span text:style-name="T4">0</text:span>C for 3 minutes, 95<text:span text:style-name="T4">0</text:span>C for 1 minute,14 cycles of 95<text:span text:style-name="T4">0</text:span>C for 10s, 65<text:span text:style-name="T4">0</text:span>C for 20s and 72<text:span text:style-name="T4">0</text:span>C for 3 minutes</text:p>
      <text:p text:style-name="P2">run: users &gt; Cheryl &gt; pb &gt; “nextera PCR”</text:p>
      <text:p text:style-name="P2"/>
      <text:p text:style-name="P2">13) When PCR is finished, take 5 uL of each library and mix with 5 uL loading dye in a fresh 96-well plate. Use 100bp short ladder. Run on a 1% gel @100V for 30 min to check library success rate and size distribution. For mini gel, use 12 well comb, stain <text:span text:style-name="T2">for a full 30 minutes </text:span>with 2mL @ 1% concentration stain (half poured underneath gel; half on top worked in).</text:p>
      <text:p text:style-name="P2"/>
      <text:p text:style-name="P2"><text:span text:style-name="T3">Pool libraries</text:span></text:p>
      <text:p text:style-name="P2">14) If gel test was successful, pool 5 uL of each library into a 1.7-mL Eppy tube. If some samples need to be re-done, you can temp. freeze the libraries that are done. Be sure to thaw &amp; mix before pooling.</text:p>
      <text:p text:style-name="P2"/>
      <text:p text:style-name="P1"><text:span text:style-name="T1">Part 2: Size Selection</text:span></text:p>
      <text:p text:style-name="P2"/>
      <text:p text:style-name="P2"><text:span text:style-name="T3">Prepare ahead</text:span></text:p>
      <text:p text:style-name="P2">0) Get magnetic stand, pooled sample DNA, elution buffer (Qiagen buffer EB), nanopure water, beads</text:p>
      <text:p text:style-name="P2"/>
      <text:p text:style-name="P2">1) Mark 7 1.5 mL tubes: DIL (diluted beads), UN (undiluted beads), frac1 (bead fraction 1), frac2, frac3, super (final supernatant), Elut3 (elution of bead fraction 3), Elut2. </text:p>
      <text:p text:style-name="P2"/>
      <text:p text:style-name="P2">2) Thoroughly vortex beads to re-suspend evenly &amp; make 2 working solutions to let sit at room temp <text:span text:style-name="T2">for at least 30 min before use</text:span>:</text:p>
      <text:p text:style-name="P2"><text:tab/>Diluted beads: 114 beads + 78 uL water</text:p>
      <text:p text:style-name="P2"><text:tab/>Undiluted beads: 150 uL</text:p>
      <text:p text:style-name="P2"><text:span text:style-name="T2">* Remember, mix thoroughly by vortexing &amp; visually check homogenization each time you pipet beads*</text:span></text:p>
      <text:p text:style-name="P2"/>
      <text:p text:style-name="P2">3) Make fresh 80% EtOH working solution (4000 uL): 3200 uL 100% ethanol + 800 uL water</text:p>
      <text:p text:style-name="P2"/>
      <text:p text:style-name="P2"><text:span text:style-name="T3">Bead wash #1</text:span></text:p>
      <text:p text:style-name="P2">4) Add 160 uL diluted beads to 100 uL DNA sample in tube ‘frac1’. Mix by pipetting (alt. vortex <text:span text:style-name="T2">lightly</text:span>) &amp; check gradient against light to see that it’s well-mixed.</text:p>
      <text:p text:style-name="P2"/>
      <text:p text:style-name="P2">5) Incubate at room temperature for 5 min to bind. Give quick spin (to not lose beads on tube lid).</text:p>
      <text:p text:style-name="P2"/>
      <text:p text:style-name="P2">6) Place on magnet stand for 5 min (with tube cap open). Beads should be bound to magnet <text:span text:style-name="T2">and solution should be clear.</text:span></text:p>
      <text:p text:style-name="P2"/>
      <text:p text:style-name="P2">7) Transfer 250 uL supernatant to new tube ‘frac2’. <text:span text:style-name="T2">Hint: As you draw in, you can rest the pipet tip against the front wall of the tube, away from the magnet. Carefully lower pipet tip with the solution as it goes down. If you forgot to open the cap ahead of time, push the bottom of the tube against the magnet while you open the cap to avoid splashing. </text:span>Add 700 uL 80% EtOH to the beads in ‘frac1’ (this will be bead fraction 1) and save.</text:p>
      <text:p text:style-name="P2"/>
      <text:p text:style-name="P2"><text:span text:style-name="T3">Bead wash #2</text:span></text:p>
      <text:p text:style-name="P2">8) Add 30 uL (0.12 X) <text:span text:style-name="T3">UN</text:span>diluted beads to the supernatant in ‘frac2’.</text:p>
      <text:p text:style-name="P2"/>
      <text:p text:style-name="P2">9) Incubate 5 min to bind. Give quick spin.</text:p>
      <text:p text:style-name="P2"/>
      <text:p text:style-name="P2">10) Place on magnet for 5 min.</text:p>
      <text:p text:style-name="P2"/>
      <text:p text:style-name="P2">11) Transfer 280 uL supernatant to new tube ‘frac3’. Add 700 uL 80% EtOH to the beads in ‘frac2’ (this will be bead fraction 2) and save.</text:p>
      <text:p text:style-name="P2"/>
      <text:p text:style-name="P2"><text:span text:style-name="T3">Bead wash #3</text:span></text:p>
      <text:p text:style-name="P2">12) Add 112 uL (0.4X) <text:span text:style-name="T3">UN</text:span>diluted beads to the supernatant in ‘frac3’</text:p>
      <text:p text:style-name="P2"/>
      <text:p text:style-name="P2">13) Incubate 5 min to bind. Give quick spin.</text:p>
      <text:p text:style-name="P2"/>
      <text:p text:style-name="P2">14) Incubate 5 min on magnet.</text:p>
      <text:p text:style-name="P2"/>
      <text:p text:style-name="P2">15) Transfer supernatant to a new tube ‘super’ and save just in case (final supernatant). Add 700 uL 80% EtOH to the beads in ‘frac3’ (bead fraction 3). Leave on magnet.</text:p>
      <text:p text:style-name="P2"/>
      <text:p text:style-name="P2">16) Wait 1 min. (still on magnet), then remove EtOH and do a second wash with 700 uL 80% EtOH.</text:p>
      <text:p text:style-name="P2"/>
      <text:p text:style-name="P2">17) Remove EtOH and dry (5 min). <text:span text:style-name="T2">Hint: After removing ethanol, you can briefly spin down tube contents in a mini-centrifuge, put on magnet again for ~30 sec to separate out the beads, and pipet out the last remaining ethanol from the bottom of the tube. Dry the beads with tube cap open in a heat block set to 37 degrees C for 3-5 minutes. Beads as they dry will go from shiny wet to matte to having slight hairline cracks, but don’t let them turn into dust.</text:span></text:p>
      <text:p text:style-name="P2"/>
      <text:p text:style-name="P2">18) Resuspend all in 26 uL elution buffer EB, pipetting up-and-down several times to make sure the mixture is homogenized &amp; vortex for a few pulses; don’t spin (because beads will drop) but you can flick it a few times with your finger.</text:p>
      <text:p text:style-name="P2"/>
      <text:p text:style-name="P2">19) Let sit for 2-3 minutes at room temperature. Then spin down briefly.</text:p>
      <text:p text:style-name="P2"/>
      <text:p text:style-name="P2">20) Place back on magnetic stand for 2-3 minutes until solution is clear. Transfer 25 uL to a new tube ‘Elut3’ (elution of bead fraction 3). <text:span text:style-name="T2">Careful not to transfer any beads! </text:span>Bead fraction 3 should contain the size range from 300-500 bp (but keep all of the bead fractions just to be safe). Optionally, repeat elution steps for bead fraction 2 before running a 1% gel with Elut2 &amp; Elut3 to check size distribution (use same gel instructions as used for individual libraries before pooling &amp; size selection).</text:p>
      <text:p text:style-name="P2"/>
      <text:p text:style-name="P2"><text:span text:style-name="T3">Quantify Library</text:span></text:p>
      <text:p text:style-name="P2">21) Measure the final library concentration on the Qubit and verify size distribution on the Bioanalyzer. Dilute to 2.5 nM as necessary.</text:p>
      <text:p text:style-name="P2"/>
      <text:p text:style-name="P4">NexteraLite protocol is published in Rowan et al. 2019 'Nextera Low Input, Transposase Enabled protocol' (https://doi.org/10.1534/genetics.119.302406). These NexteraLITE protocol notes were passed down from Anne Lorant &amp; the Ross-Ibarra lab for 96 pooled DNA sample plates. Modified by Erin Calfee September 2019 for pooling 63 samples, with additional notes/hints for protocol success. Extra annotations for working with beads come from Agilent AMPure Bead Purification video: <text:a xlink:type="simple" xlink:href="https://www.youtube.com/watch?v=nHm4JnQ1RT0">https://www.youtube.com/watch?v=nHm4JnQ1RT0</text:a><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office:meta>
</office:document-meta>
</file>